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center" style:position="3.134in"/>
        </style:tab-stops>
      </style:paragraph-properties>
    </style:style>
    <style:style style:name="P3" style:parent-style-name="Normal" style:family="paragraph">
      <style:paragraph-properties fo:margin-bottom="0.0694in" fo:background-color="#FFFFFF"/>
      <style:text-properties fo:font-size="10pt" style:font-size-asian="10pt" style:font-size-complex="10pt"/>
    </style:style>
    <style:style style:name="P4" style:parent-style-name="Normal" style:family="paragraph">
      <style:paragraph-properties fo:margin-bottom="0.0694in" fo:background-color="#FFFFFF"/>
      <style:text-properties fo:font-size="10pt" style:font-size-asian="10pt" style:font-size-complex="10pt"/>
    </style:style>
    <style:style style:name="P5" style:parent-style-name="Normal" style:family="paragraph">
      <style:paragraph-properties>
        <style:tab-stops>
          <style:tab-stop style:type="center" style:position="3.134in"/>
        </style:tab-stops>
      </style:paragraph-properties>
    </style:style>
    <style:style style:name="P6" style:parent-style-name="Normal" style:family="paragraph">
      <style:paragraph-properties>
        <style:tab-stops>
          <style:tab-stop style:type="center" style:position="3.134in"/>
        </style:tab-stops>
      </style:paragraph-properties>
    </style:style>
    <style:style style:name="P7" style:parent-style-name="Normal" style:family="paragraph">
      <style:paragraph-properties fo:margin-bottom="0.0694in" fo:background-color="#FFFFFF"/>
      <style:text-properties fo:font-size="10pt" style:font-size-asian="10pt" style:font-size-complex="10pt"/>
    </style:style>
    <style:style style:name="P8" style:parent-style-name="Normal" style:family="paragraph">
      <style:paragraph-properties fo:margin-bottom="0.0694in" fo:background-color="#FFFFFF"/>
      <style:text-properties fo:font-size="10pt" style:font-size-asian="10pt" style:font-size-complex="10pt"/>
    </style:style>
    <style:style style:name="P9" style:parent-style-name="Normal" style:family="paragraph">
      <style:paragraph-properties>
        <style:tab-stops>
          <style:tab-stop style:type="center" style:position="3.134in"/>
        </style:tab-stops>
      </style:paragraph-properties>
    </style:style>
  </office:automatic-styles>
  <office:body>
    <office:text text:use-soft-page-breaks="true">
      <text:p text:style-name="P1">Assumptions<text:s/></text:p>
      <text:p text:style-name="Normal">Cost of tickets<text:s/>can be between 1 to 120 dollars and must be a multiple of $00.50</text:p>
      <text:p text:style-name="Normal">Number of tickets<text:s/>available for an event<text:s/>is between<text:s/>1<text:s/>to<text:s/>100</text:p>
      <text:p text:style-name="P2">An event has unlimited amount of duration<text:s/><text:tab/></text:p>
      <text:p text:style-name="P3"/>
      <text:p text:style-name="P4">How would you change your program if you were working with a much larger world size?</text:p>
      <text:p text:style-name="P5">Due to the application brief being very simple in terms of the grid size being 20, it isn’t important to factor in speed efficiency because the difference that can be made would be negligible and it would come at a cost in<text:s/>terms of<text:s/>memory efficiency. So, I opted for a single list to store events and to iterate through each. If there was a bigger<text:s/>grid<text:s/>I<text:s/>would make ids start from 1 instead of 0. I would use<text:s/>a nested array<text:s/>instead<text:s/>where each cell would represent a coordinate<text:s/>of a<text:s/>location<text:s/>and<text:s/>at each<text:s/>there would be a store of<text:s/>event ids.<text:s/>I would store<text:s/>an array of<text:s/>ids<text:s/>instead of events because an integers<text:s/>default value in memory is<text:s/>0 and it would be a lot more memory efficient. I would also store a map or a database using SQL<text:s/>that maps<text:s/>ids to their associated<text:s/>events. To retrieve the collection of closest events<text:s/>from a location, I would deploy a breadth first heuristic since it will result in an optimal solution. So, for example, if 1,2 was the location entered,<text:s/>(1,2) will be scanned and then<text:s/>(1,3), (2,2),<text:s/>(0,2) and (1,1) coordinates<text:s/>after that<text:s/>and so on. When 5 events have been found, the search can be exited and the result can be returned. <text:s/></text:p>
      <text:p text:style-name="P6"/>
      <text:p text:style-name="P7">How might you change your program if you needed to support multiple events at the same location?</text:p>
      <text:p text:style-name="P8">Nested array instead of<text:s/>a<text:s/>list where each cell in that array will contain a nested array of events<text:s/>ids<text:s/>and a breadth first search will be deployed to find the closest 5 events<text:s/>from a point.</text:p>
      <text:p text:style-name="P9"/>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in Mansour</meta:initial-creator>
    <dc:creator>Amin Mansour</dc:creator>
    <meta:creation-date>2017-06-15T17:37:00Z</meta:creation-date>
    <dc:date>2017-06-15T23:05:00Z</dc:date>
    <meta:template xlink:href="Normal" xlink:type="simple"/>
    <meta:editing-cycles>2</meta:editing-cycles>
    <meta:editing-duration>PT16140S</meta:editing-duration>
    <meta:document-statistic meta:page-count="1" meta:paragraph-count="3" meta:word-count="258" meta:character-count="1729" meta:row-count="12" meta:non-whitespace-character-count="1474"/>
  </office:meta>
</office:document-meta>
</file>